
<file path=META-INF/manifest.xml><?xml version="1.0" encoding="utf-8"?>
<manifest:manifest xmlns:manifest="urn:oasis:names:tc:opendocument:xmlns:manifest:1.0">
  <manifest:file-entry manifest:full-path="/" manifest:media-type="application/vnd.oasis.opendocument.spreadshee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" style:name="ta_extref">
      <style:table-properties table:display="false"/>
    </style:style>
  </office:automatic-styles>
  <office:body>
    <office:spreadsheet>
      <table:table table:name="Лист1" table:print="false" table:style-name="ta1">
        <table:table-column table:default-cell-style-name="Default" table:number-columns-repeated="4" table:style-name="co1"/>
        <table:table-row table:style-name="ro1">
          <table:table-cell office:value-type="string">
            <text:p>ODS test ONE</text:p>
          </table:table-cell>
          <table:table-cell table:number-columns-repeated="3"/>
        </table:table-row>
        <table:table-row table:style-name="ro1">
          <table:table-cell office:value-type="string">
            <text:p>nyany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Haha1</text:p>
          </table:table-cell>
        </table:table-row>
        <table:table-row table:style-name="ro1">
          <table:table-cell office:value-type="string">
            <text:p/>
          </table:table-cell>
          <table:table-cell table:number-columns-repeated="2"/>
          <table:table-cell office:value-type="string">
            <text:p>Haha3</text:p>
          </table:table-cell>
        </table:table-row>
        <table:table-row table:style-name="ro1">
          <table:table-cell office:value-type="string">
            <text:p>admin</text:p>
          </table:table-cell>
          <table:table-cell table:number-columns-repeated="2"/>
          <table:table-cell office:value-type="string">
            <text:p>Haha2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-1"/>
      <style:paragraph-properties style:tab-stop-distance="1.25cm"/>
      <style:text-properties fo:country="RU" fo:language="ru" style:country-asian="CN" style:country-complex="IN" style:font-name="Arial" style:font-name-asian="DejaVu Sans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RU" number:language="ru">руб.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RU" number:language="ru">руб.</number:currency-symbol>
      <style:map style:apply-style-name="N106P0" style:condition="value()&gt;=0"/>
    </number:currency-style>
    <style:style style:family="table-cell" style:name="Default">
      <style:text-properties style:font-name-complex="DejaVu Sans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.08.2011</text:date>, <text:time>21:23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meta:initial-creator>viator </meta:initial-creator>
    <meta:creation-date>2011-08-31T21:20:02</meta:creation-date>
    <dc:date>2011-08-31T21:23:19</dc:date>
    <dc:creator>viator </dc:creator>
    <meta:editing-duration>PT00H03M17S</meta:editing-duration>
    <meta:editing-cycles>1</meta:editing-cycles>
    <meta:document-statistic meta:cell-count="7" meta:object-count="0" meta:table-count="3"/>
    <meta:generator>OpenOffice.org/3.2$Linux OpenOffice.org_project/320m12$Build-9483</meta:generator>
  </office:meta>
</office:document-meta>
</file>